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2" style:family="paragraph"/>
    <style:style style:name="T81" style:parent-style-name="DefaultParagraphFont" style:family="text">
      <style:text-properties fo:font-style="italic" style:font-style-asian="italic" style:font-style-complex="italic" fo:color="#000000" fo:language="en" fo:country="DE"/>
    </style:style>
    <style:style style:name="P82" style:parent-style-name="Textbody" style:list-style-name="LFO2" style:family="paragraph"/>
    <style:style style:name="T83" style:parent-style-name="DefaultParagraphFont" style:family="text">
      <style:text-properties fo:font-style="italic" style:font-style-asian="italic" style:font-style-complex="italic" fo:color="#000000" fo:language="en" fo:country="DE"/>
    </style:style>
    <style:style style:name="T84" style:parent-style-name="DefaultParagraphFont" style:family="text">
      <style:text-properties fo:font-style="italic" style:font-style-asian="italic" style:font-style-complex="italic" fo:color="#000000" fo:background-color="#FFFF00" fo:language="en" fo:country="DE"/>
    </style:style>
    <style:style style:name="T85" style:parent-style-name="DefaultParagraphFont" style:family="text">
      <style:text-properties fo:font-style="italic" style:font-style-asian="italic" style:font-style-complex="italic" fo:color="#000000" fo:language="en" fo:country="DE"/>
    </style:style>
    <style:style style:name="P86" style:parent-style-name="Textbody" style:family="paragraph">
      <style:paragraph-properties fo:margin-left="0.25in">
        <style:tab-stops/>
      </style:paragraph-properties>
    </style:style>
    <style:style style:name="T87" style:parent-style-name="DefaultParagraphFont" style:family="text">
      <style:text-properties fo:font-style="italic" style:font-style-asian="italic" style:font-style-complex="italic" fo:color="#000000" fo:language="en" fo:country="DE"/>
    </style:style>
    <style:style style:name="T88" style:parent-style-name="DefaultParagraphFont" style:family="text">
      <style:text-properties fo:font-style="italic" style:font-style-asian="italic" style:font-style-complex="italic" fo:color="#000000" fo:background-color="#FFFF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P90" style:parent-style-name="Überschrift3" style:family="paragraph">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fo:font-style="italic" style:font-style-asian="italic" style:font-style-complex="italic" fo:color="#000000" fo:language="de" fo:country="DE"/>
    </style:style>
    <style:style style:name="P93" style:parent-style-name="Textbody" style:family="paragraph">
      <style:text-properties fo:font-style="italic" style:font-style-asian="italic" style:font-style-complex="italic" fo:color="#3465A4" fo:language="de" fo:country="DE"/>
    </style:style>
    <style:style style:name="T94" style:parent-style-name="DefaultParagraphFont" style:family="text">
      <style:text-properties fo:font-size="18pt" style:font-size-asian="18pt" style:font-size-complex="18pt"/>
    </style:style>
    <style:style style:name="T95" style:parent-style-name="Absatz-Standardschriftart" style:family="text">
      <style:text-properties fo:font-size="18pt" style:font-size-asian="18pt" style:font-size-complex="18pt" fo:language="en" fo:country="DE"/>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fo:language="en" fo:country="DE"/>
    </style:style>
    <style:style style:name="T110" style:parent-style-name="Absatz-Standardschriftart" style:family="text">
      <style:text-properties fo:language="de" fo:country="DE"/>
    </style:style>
    <style:style style:name="P111" style:parent-style-name="Überschrift4"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T114" style:parent-style-name="Absatz-Standardschriftart" style:family="text">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Textbody" style:family="paragraph">
      <style:text-properties fo:language="en" fo:country="DE"/>
    </style:style>
    <style:style style:name="T119" style:parent-style-name="DefaultParagraphFont" style:family="text">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Absatz-Standardschriftart" style:family="text">
      <style:text-properties fo:font-style="italic" style:font-style-asian="italic" style:font-style-complex="italic" fo:color="#000000" fo:language="de" fo:country="DE"/>
    </style:style>
    <style:style style:name="T124" style:parent-style-name="Absatz-Standardschriftart" style:family="text">
      <style:text-properties fo:font-style="italic" style:font-style-asian="italic" style:font-style-complex="italic" fo:color="#3465A4" fo:language="de" fo:country="DE"/>
    </style:style>
    <style:style style:name="P125" style:parent-style-name="Überschrift4" style:family="paragraph">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P128" style:parent-style-name="Überschrift4" style:family="paragraph">
      <style:text-properties fo:language="de" fo:country="DE"/>
    </style:style>
    <style:style style:name="P129" style:parent-style-name="Textbody" style:family="paragraph">
      <style:text-properties fo:font-style="italic" style:font-style-asian="italic" style:font-style-complex="italic" fo:language="de" fo:country="DE"/>
    </style:style>
    <style:style style:name="T130" style:parent-style-name="Absatz-Standardschriftart" style:family="text">
      <style:text-properties fo:font-style="italic" style:font-style-asian="italic" style:font-style-complex="italic" fo:language="de" fo:country="D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DefaultParagraphFont" style:family="text">
      <style:text-properties fo:color="#000000" fo:language="de" fo:country="DE"/>
    </style:style>
    <style:style style:name="T136" style:parent-style-name="DefaultParagraphFont" style:family="text">
      <style:text-properties fo:color="#000000" fo:language="de" fo:country="DE"/>
    </style:style>
    <style:style style:name="T137" style:parent-style-name="DefaultParagraphFont" style:family="text">
      <style:text-properties fo:language="en" fo:country="DE"/>
    </style:style>
    <style:style style:name="P138" style:parent-style-name="Textbody" style:family="paragraph">
      <style:text-properties fo:color="#000000" fo:language="de" fo:country="DE"/>
    </style:style>
    <style:style style:name="P139" style:parent-style-name="Überschrift4" style:family="paragraph">
      <style:text-properties fo:language="de" fo:country="DE"/>
    </style:style>
    <style:style style:name="T140" style:parent-style-name="DefaultParagraphFont" style:family="text">
      <style:text-properties fo:language="en" fo:country="DE"/>
    </style:style>
    <style:style style:name="T141" style:parent-style-name="DefaultParagraphFont" style:family="text">
      <style:text-properties fo:color="#000000" fo:language="de" fo:country="DE"/>
    </style:style>
    <style:style style:name="P142" style:parent-style-name="Überschrift4" style:family="paragraph">
      <style:text-properties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T151" style:parent-style-name="DefaultParagraphFont" style:family="text">
      <style:text-properties fo:language="de" fo:country="DE"/>
    </style:style>
    <style:style style:name="P152" style:parent-style-name="Überschrift3" style:family="paragraph">
      <style:text-properties fo:language="de" fo:country="DE"/>
    </style:style>
    <style:style style:name="P153" style:parent-style-name="Textbody" style:family="paragraph">
      <style:text-properties fo:font-style="italic" style:font-style-asian="italic" style:font-style-complex="italic" fo:color="#3465A4" fo:language="de" fo:country="DE"/>
    </style:style>
    <style:style style:name="P154" style:parent-style-name="Überschrift4" style:family="paragraph">
      <style:text-properties fo:color="#000000"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T157" style:parent-style-name="DefaultParagraphFont" style:family="text">
      <style:text-properties fo:language="en" fo:country="DE"/>
    </style:style>
    <style:style style:name="P158" style:parent-style-name="Überschrift4" style:family="paragraph">
      <style:text-properties fo:color="#000000" fo:language="de" fo:country="DE"/>
    </style:style>
    <style:style style:name="P159" style:parent-style-name="Überschrift4" style:family="paragraph">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de" fo:country="DE"/>
    </style:style>
    <style:style style:name="T162" style:parent-style-name="Absatz-Standardschriftart" style:family="text">
      <style:text-properties fo:color="#000000" fo:language="en" fo:country="DE"/>
    </style:style>
    <style:style style:name="T163" style:parent-style-name="Hyperlink" style:family="text">
      <style:text-properties fo:language="en" fo:country="DE"/>
    </style:style>
    <style:style style:name="T164" style:parent-style-name="Absatz-Standardschriftart" style:family="text">
      <style:text-properties fo:color="#000000" fo:language="de" fo:country="DE"/>
    </style:style>
    <style:style style:name="P165" style:parent-style-name="Textbody" style:family="paragraph">
      <style:text-properties fo:font-style="italic" style:font-style-asian="italic" style:font-style-complex="italic" fo:color="#000000" fo:language="de" fo:country="DE"/>
    </style:style>
    <style:style style:name="T166" style:parent-style-name="DefaultParagraphFont" style:family="text">
      <style:text-properties fo:font-style="italic" style:font-style-asian="italic" style:font-style-complex="italic" fo:color="#000000" fo:language="de" fo:country="DE"/>
    </style:style>
    <style:style style:name="T167" style:parent-style-name="DefaultParagraphFont" style:family="text">
      <style:text-properties fo:font-style="italic" style:font-style-asian="italic" style:font-style-complex="italic" fo:color="#000000" fo:language="de" fo:country="DE"/>
    </style:style>
    <style:style style:name="P168" style:parent-style-name="Überschrift3" style:family="paragraph">
      <style:text-properties fo:language="de" fo:country="DE"/>
    </style:style>
    <style:style style:name="T169" style:parent-style-name="Absatz-Standardschriftart" style:family="text">
      <style:text-properties fo:font-style="italic" style:font-style-asian="italic" style:font-style-complex="italic" fo:color="#3465A4" fo:language="de" fo:country="DE"/>
    </style:style>
    <style:style style:name="T17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P172" style:parent-style-name="Textbody" style:family="paragraph">
      <style:text-properties fo:font-style="italic" style:font-style-asian="italic" style:font-style-complex="italic" fo:color="#3465A4" fo:language="de" fo:country="DE"/>
    </style:style>
    <style:style style:name="P173" style:parent-style-name="Überschrift4" style:family="paragraph">
      <style:text-properties fo:language="de" fo:country="DE"/>
    </style:style>
    <style:style style:name="T174" style:parent-style-name="DefaultParagraphFont" style:family="text">
      <style:text-properties fo:language="de" fo:country="DE"/>
    </style:style>
    <style:style style:name="T175" style:parent-style-name="DefaultParagraphFont" style:family="text">
      <style:text-properties fo:language="de" fo:country="DE"/>
    </style:style>
    <style:style style:name="P176" style:parent-style-name="Überschrift4" style:family="paragraph">
      <style:text-properties fo:language="de" fo:country="DE"/>
    </style:style>
    <style:style style:name="P177" style:parent-style-name="Überschrift4" style:family="paragraph">
      <style:text-properties fo:language="de" fo:country="DE"/>
    </style:style>
    <style:style style:name="T178" style:parent-style-name="DefaultParagraphFont" style:family="text">
      <style:text-properties fo:language="de" fo:country="DE"/>
    </style:style>
    <style:style style:name="T179" style:parent-style-name="DefaultParagraphFont" style:family="text">
      <style:text-properties fo:language="en" fo:country="DE"/>
    </style:style>
    <style:style style:name="T180" style:parent-style-name="DefaultParagraphFont" style:family="text">
      <style:text-properties fo:language="de" fo:country="DE"/>
    </style:style>
    <style:style style:name="T181" style:parent-style-name="DefaultParagraphFont" style:family="text">
      <style:text-properties fo:language="en" fo:country="DE"/>
    </style:style>
    <style:style style:name="T182" style:parent-style-name="DefaultParagraphFont" style:family="text">
      <style:text-properties fo:language="de" fo:country="DE"/>
    </style:style>
    <style:style style:name="T183" style:parent-style-name="DefaultParagraphFont" style:family="text">
      <style:text-properties fo:language="de" fo:country="DE"/>
    </style:style>
    <style:style style:name="P184" style:parent-style-name="NormalWeb" style:list-style-name="LFO3" style:family="paragraph"/>
    <style:style style:name="P185" style:parent-style-name="NormalWeb" style:list-style-name="LFO3" style:family="paragraph"/>
    <style:style style:name="P186" style:parent-style-name="NormalWeb" style:list-style-name="LFO3" style:family="paragraph"/>
    <style:style style:name="P187" style:parent-style-name="NormalWeb" style:family="paragraph">
      <style:paragraph-properties fo:margin-left="0.25in">
        <style:tab-stops/>
      </style:paragraph-properties>
    </style:style>
    <style:style style:name="P188" style:parent-style-name="Überschrift3" style:family="paragraph">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P190" style:parent-style-name="Überschrift4" style:family="paragraph">
      <style:text-properties fo:language="de" fo:country="DE"/>
    </style:style>
    <style:style style:name="T191" style:parent-style-name="DefaultParagraphFont" style:family="text">
      <style:text-properties fo:language="en" fo:country="DE"/>
    </style:style>
    <style:style style:name="P192" style:parent-style-name="Textbody" style:family="paragraph">
      <style:text-properties fo:language="en" fo:country="DE"/>
    </style:style>
    <style:style style:name="T193" style:parent-style-name="DefaultParagraphFont" style:family="text">
      <style:text-properties fo:language="en" fo:country="DE"/>
    </style:style>
    <style:style style:name="P194" style:parent-style-name="Überschrift4" style:family="paragraph">
      <style:text-properties fo:language="de" fo:country="DE"/>
    </style:style>
    <style:style style:name="T195" style:parent-style-name="DefaultParagraphFont" style:family="text">
      <style:text-properties fo:language="de" fo:country="DE"/>
    </style:style>
    <style:style style:name="P196" style:parent-style-name="Überschrift1" style:family="paragraph">
      <style:text-properties fo:language="de" fo:country="DE"/>
    </style:style>
    <style:style style:name="T197" style:parent-style-name="Absatz-Standardschriftart" style:family="text">
      <style:text-properties fo:language="de" fo:country="DE"/>
    </style:style>
    <style:style style:name="T198" style:parent-style-name="Absatz-Standardschriftart" style:family="text">
      <style:text-properties fo:color="#C9211E" fo:language="de" fo:country="DE"/>
    </style:style>
    <style:style style:name="T199" style:parent-style-name="Absatz-Standardschriftart" style:family="text">
      <style:text-propertie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T20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2" style:parent-style-name="Absatz-Standardschriftart" style:family="text">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P204" style:parent-style-name="Textbody" style:family="paragraph">
      <style:text-properties fo:font-style="italic" style:font-style-asian="italic" style:font-style-complex="italic" fo:color="#3465A4" fo:language="de" fo:country="DE"/>
    </style:style>
    <style:style style:name="P205" style:parent-style-name="Textbody" style:family="paragraph">
      <style:text-properties fo:font-style="italic" style:font-style-asian="italic" style:font-style-complex="italic" fo:color="#3465A4" fo:language="de" fo:country="DE"/>
    </style:style>
    <style:style style:name="P206" style:parent-style-name="Überschrift3" style:family="paragraph">
      <style:text-properties fo:language="de" fo:country="DE"/>
    </style:style>
    <style:style style:name="P207" style:parent-style-name="Textbody" style:family="paragraph">
      <style:text-properties fo:font-style="italic" style:font-style-asian="italic" style:font-style-complex="italic" fo:color="#3465A4" fo:language="de" fo:country="DE"/>
    </style:style>
    <style:style style:name="T208" style:parent-style-name="Absatz-Standardschriftart" style:family="text">
      <style:text-properties fo:font-size="18pt" style:font-size-asian="18pt" style:font-size-complex="18pt"/>
    </style:style>
    <style:style style:name="P209" style:parent-style-name="Textbody" style:family="paragraph">
      <style:text-properties fo:font-style="italic" style:font-style-asian="italic" style:font-style-complex="italic" fo:color="#3465A4" fo:language="de" fo:country="DE"/>
    </style:style>
    <style:style style:name="TableColumn211" style:family="table-column">
      <style:table-column-properties style:column-width="2.2527in" style:use-optimal-column-width="false"/>
    </style:style>
    <style:style style:name="TableColumn212" style:family="table-column">
      <style:table-column-properties style:column-width="4.6722in" style:use-optimal-column-width="false"/>
    </style:style>
    <style:style style:name="Table210" style:family="table">
      <style:table-properties style:width="6.925in" fo:margin-left="0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tyle="italic" style:font-style-asian="italic" style:font-style-complex="italic" fo:color="#3465A4"/>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extbody" style:family="paragraph">
      <style:text-properties fo:font-style="italic" style:font-style-asian="italic" style:font-style-complex="italic"/>
    </style:style>
    <style:style style:name="P248" style:parent-style-name="Textbody" style:family="paragraph">
      <style:text-properties fo:font-style="italic" style:font-style-asian="italic" style:font-style-complex="italic" fo:color="#3465A4"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P251" style:parent-style-name="Überschrift3" style:family="paragraph">
      <style:text-properties fo:language="de" fo:country="DE"/>
    </style:style>
    <style:style style:name="P252" style:parent-style-name="Textbody" style:family="paragraph">
      <style:text-properties fo:font-style="italic" style:font-style-asian="italic" style:font-style-complex="italic" fo:color="#3465A4" fo:language="de" fo:country="DE"/>
    </style:style>
    <style:style style:name="P253" style:parent-style-name="Überschrift3" style:family="paragraph">
      <style:text-properties fo:language="de" fo:country="DE"/>
    </style:style>
    <style:style style:name="T254" style:parent-style-name="Absatz-Standardschriftart" style:family="text">
      <style:text-properties fo:font-style="italic" style:font-style-asian="italic" style:font-style-complex="italic" fo:color="#3465A4" fo:language="de" fo:country="DE"/>
    </style:style>
    <style:style style:name="T25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6" style:parent-style-name="Absatz-Standardschriftart" style:family="text">
      <style:text-properties fo:font-style="italic" style:font-style-asian="italic" style:font-style-complex="italic" fo:color="#3465A4" fo:language="de" fo:country="DE"/>
    </style:style>
    <style:style style:name="P257" style:parent-style-name="Textbody" style:family="paragraph">
      <style:text-properties fo:font-style="italic" style:font-style-asian="italic" style:font-style-complex="italic" fo:language="de" fo:country="DE"/>
    </style:style>
    <style:style style:name="P258" style:parent-style-name="Textbody" style:family="paragraph">
      <style:text-properties fo:font-style="italic" style:font-style-asian="italic" style:font-style-complex="italic" fo:color="#3465A4" fo:language="de" fo:country="DE"/>
    </style:style>
    <style:style style:name="TableColumn260" style:family="table-column">
      <style:table-column-properties style:column-width="1.6895in" style:use-optimal-column-width="false"/>
    </style:style>
    <style:style style:name="TableColumn261" style:family="table-column">
      <style:table-column-properties style:column-width="1.684in" style:use-optimal-column-width="false"/>
    </style:style>
    <style:style style:name="TableColumn262" style:family="table-column">
      <style:table-column-properties style:column-width="3.5513in" style:use-optimal-column-width="false"/>
    </style:style>
    <style:style style:name="Table259" style:family="table">
      <style:table-properties style:width="6.925in" fo:margin-left="0in" table:align="left"/>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fo:font-weight="bold" style:font-weight-asian="bold" style:font-weight-complex="bold"/>
    </style:style>
    <style:style style:name="TableCell266" style:family="table-cell">
      <style:table-cell-properties fo:border="none" style:writing-mode="lr-tb" fo:padding-top="0in" fo:padding-left="0.0069in" fo:padding-bottom="0in" fo:padding-right="0.0069in"/>
    </style:style>
    <style:style style:name="P267" style:parent-style-name="TableContents" style:family="paragraph">
      <style:text-properties fo:font-weight="bold" style:font-weight-asian="bold" style:font-weight-complex="bold"/>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P273" style:parent-style-name="TableContents" style:family="paragraph">
      <style:text-properties fo:language="de" fo:country="DE"/>
    </style:style>
    <style:style style:name="TableCell274" style:family="table-cell">
      <style:table-cell-properties fo:border="none" style:writing-mode="lr-tb" fo:padding-top="0in" fo:padding-left="0.0069in" fo:padding-bottom="0in" fo:padding-right="0.0069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none" style:writing-mode="lr-tb" fo:padding-top="0in" fo:padding-left="0.0069in" fo:padding-bottom="0in" fo:padding-right="0.0069in"/>
    </style:style>
    <style:style style:name="TableCell278" style:family="table-cell">
      <style:table-cell-properties fo:border="none" style:writing-mode="lr-tb" fo:padding-top="0in" fo:padding-left="0.0069in" fo:padding-bottom="0in" fo:padding-right="0.0069in"/>
    </style:style>
    <style:style style:name="P279" style:parent-style-name="TableContents" style:family="paragraph">
      <style:text-properties fo:language="de" fo:country="DE"/>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none" style:writing-mode="lr-tb" fo:padding-top="0in" fo:padding-left="0.0069in" fo:padding-bottom="0in" fo:padding-right="0.0069in"/>
    </style:style>
    <style:style style:name="TableCell284" style:family="table-cell">
      <style:table-cell-properties fo:border="none" style:writing-mode="lr-tb" fo:padding-top="0in" fo:padding-left="0.0069in" fo:padding-bottom="0in" fo:padding-right="0.0069in"/>
    </style:style>
    <style:style style:name="P285" style:parent-style-name="TableContents" style:family="paragraph">
      <style:text-properties fo:language="de" fo:country="DE"/>
    </style:style>
    <style:style style:name="TableCell286" style:family="table-cell">
      <style:table-cell-properties fo:border="none" style:writing-mode="lr-tb" fo:padding-top="0in" fo:padding-left="0.0069in" fo:padding-bottom="0in" fo:padding-right="0.0069in"/>
    </style:style>
    <style:style style:name="P287" style:parent-style-name="TableContents" style:family="paragraph">
      <style:text-properties fo:language="de" fo:country="DE"/>
    </style:style>
    <style:style style:name="TableRow288" style:family="table-row">
      <style:table-row-properties style:min-row-height="0.543in" style:use-optimal-row-height="false"/>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P291" style:parent-style-name="TableContents" style:family="paragraph">
      <style:text-properties fo:language="de" fo:country="DE"/>
    </style:style>
    <style:style style:name="TableCell292" style:family="table-cell">
      <style:table-cell-properties fo:border="none" style:writing-mode="lr-tb" fo:padding-top="0in" fo:padding-left="0.0069in" fo:padding-bottom="0in" fo:padding-right="0.0069in"/>
    </style:style>
    <style:style style:name="P293" style:parent-style-name="TableContents" style:family="paragraph">
      <style:text-properties fo:language="de" fo:country="DE"/>
    </style:style>
    <style:style style:name="P294" style:parent-style-name="Textbody" style:family="paragraph">
      <style:text-properties fo:font-style="italic" style:font-style-asian="italic" style:font-style-complex="italic" fo:language="de" fo:country="DE"/>
    </style:style>
    <style:style style:name="P295" style:parent-style-name="Textbody" style:family="paragraph">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language="de" fo:country="DE"/>
    </style:style>
    <style:style style:name="P299" style:parent-style-name="Überschrift3" style:family="paragraph">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P301" style:parent-style-name="Textbody" style:family="paragraph">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P305" style:parent-style-name="Überschrift3" style:family="paragraph">
      <style:text-properties fo:language="de" fo:country="DE"/>
    </style:style>
    <style:style style:name="T306" style:parent-style-name="Absatz-Standardschriftart" style:family="text">
      <style:text-properties fo:font-style="italic" style:font-style-asian="italic" style:font-style-complex="italic" fo:color="#3465A4" fo:language="de" fo:country="DE"/>
    </style:style>
    <style:style style:name="T307" style:parent-style-name="Absatz-Standardschriftart" style:family="text">
      <style:text-properties fo:font-style="italic" style:font-style-asian="italic" style:font-style-complex="italic" fo:color="#000000" fo:language="de" fo:country="DE"/>
    </style:style>
    <style:style style:name="T308" style:parent-style-name="Absatz-Standardschriftart" style:family="text">
      <style:text-properties fo:font-style="italic" style:font-style-asian="italic" style:font-style-complex="italic" fo:color="#000000" fo:language="de" fo:country="DE"/>
    </style:style>
    <style:style style:name="P309" style:parent-style-name="Textbody" style:family="paragraph">
      <style:text-properties fo:font-style="italic" style:font-style-asian="italic" style:font-style-complex="italic" fo:color="#000000"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Überschrift1" style:family="paragraph">
      <style:text-properties fo:language="de" fo:country="DE"/>
    </style:style>
    <style:style style:name="P316" style:parent-style-name="Überschrift3" style:family="paragraph">
      <style:text-properties fo:language="de" fo:country="DE"/>
    </style:style>
    <style:style style:name="T317" style:parent-style-name="Absatz-Standardschriftart" style:family="text">
      <style:text-properties fo:font-style="italic" style:font-style-asian="italic" style:font-style-complex="italic" fo:color="#3465A4" fo:language="de" fo:country="DE"/>
    </style:style>
    <style:style style:name="T318" style:parent-style-name="Absatz-Standardschriftart" style:family="text">
      <style:text-properties fo:color="#3465A4" fo:language="de" fo:country="DE"/>
    </style:style>
    <style:style style:name="T319" style:parent-style-name="Absatz-Standardschriftart" style:family="text">
      <style:text-properties fo:font-style="italic" style:font-style-asian="italic" style:font-style-complex="italic" fo:color="#3465A4" fo:language="de" fo:country="DE"/>
    </style:style>
    <style:style style:name="T320" style:parent-style-name="DefaultParagraphFont" style:family="text">
      <style:text-properties fo:color="#0563C1" style:text-underline-type="single" style:text-underline-style="solid" style:text-underline-width="auto" style:text-underline-mode="continuous"/>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T324" style:parent-style-name="Absatz-Standardschriftart" style:family="text">
      <style:text-properties fo:language="de" fo:country="DE"/>
    </style:style>
    <style:style style:name="T3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2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DE"/>
    </style:style>
    <style:style style:name="T32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28" style:parent-style-name="DefaultParagraphFont" style:family="text">
      <style:text-properties fo:language="en" fo:country="DE"/>
    </style:style>
    <style:style style:name="T329" style:parent-style-name="DefaultParagraphFont" style:family="text">
      <style:text-properties fo:language="en" fo:country="DE"/>
    </style:style>
    <style:style style:name="P330" style:parent-style-name="Textbody" style:family="paragraph">
      <style:text-properties fo:language="en" fo:country="DE"/>
    </style:style>
    <style:style style:name="P331" style:parent-style-name="Textbody" style:family="paragraph">
      <style:text-properties fo:language="en" fo:country="DE"/>
    </style:style>
    <style:style style:name="P332" style:parent-style-name="Textbody" style:family="paragraph">
      <style:text-properties fo:language="en" fo:country="DE"/>
    </style:style>
    <style:style style:name="P333" style:parent-style-name="Textbody" style:family="paragraph">
      <style:text-properties fo:language="en" fo:country="DE"/>
    </style:style>
    <style:style style:name="P334" style:parent-style-name="Textbody" style:family="paragraph">
      <style:paragraph-properties fo:text-indent="0.4923in"/>
      <style:text-properties fo:language="en" fo:country="DE"/>
    </style:style>
    <style:style style:name="P335" style:parent-style-name="Textbody" style:family="paragraph">
      <style:paragraph-properties fo:text-indent="0.4923in"/>
      <style:text-properties fo:language="en" fo:country="DE"/>
    </style:style>
    <style:style style:name="P336" style:parent-style-name="Textbody" style:family="paragraph">
      <style:paragraph-properties fo:text-indent="0.4923in"/>
      <style:text-properties fo:language="en" fo:country="DE"/>
    </style:style>
    <style:style style:name="P337" style:parent-style-name="Textbody" style:family="paragraph">
      <style:text-properties fo:language="en" fo:country="DE"/>
    </style:style>
    <style:style style:name="P338" style:parent-style-name="Textbody" style:family="paragraph">
      <style:text-properties fo:language="en" fo:country="DE"/>
    </style:style>
    <style:style style:name="T339" style:parent-style-name="Absatz-Standardschriftart" style:family="text">
      <style:text-properties fo:language="de" fo:country="DE"/>
    </style:style>
    <style:style style:name="T340" style:parent-style-name="Absatz-Standardschriftart" style:family="text">
      <style:text-properties fo:language="de" fo:country="DE"/>
    </style:style>
    <style:style style:name="T341" style:parent-style-name="Absatz-Standardschriftart" style:family="text">
      <style:text-properties fo:language="de" fo:country="DE"/>
    </style:style>
    <style:style style:name="T34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DE"/>
    </style:style>
    <style:style style:name="T343" style:parent-style-name="Absatz-Standardschriftart" style:family="text">
      <style:text-properties fo:language="en" fo:country="DE"/>
    </style:style>
    <style:style style:name="T344" style:parent-style-name="Absatz-Standardschriftart" style:family="text">
      <style:text-properties fo:language="en" fo:country="DE"/>
    </style:style>
    <style:style style:name="T345" style:parent-style-name="Absatz-Standardschriftart" style:family="text">
      <style:text-properties fo:language="en" fo:country="DE"/>
    </style:style>
    <style:style style:name="T346" style:parent-style-name="Absatz-Standardschriftart" style:family="text">
      <style:text-properties fo:language="en" fo:country="DE"/>
    </style:style>
    <style:style style:name="P347" style:parent-style-name="Textbody" style:family="paragraph">
      <style:paragraph-properties fo:text-indent="0.4923in"/>
    </style:style>
    <style:style style:name="T348" style:parent-style-name="Absatz-Standardschriftart" style:family="text">
      <style:text-properties fo:language="en" fo:country="DE"/>
    </style:style>
    <style:style style:name="T349" style:parent-style-name="Absatz-Standardschriftart" style:family="text">
      <style:text-properties fo:language="en" fo:country="DE"/>
    </style:style>
    <style:style style:name="T350" style:parent-style-name="Absatz-Standardschriftart" style:family="text">
      <style:text-properties fo:language="en" fo:country="DE"/>
    </style:style>
    <style:style style:name="T351" style:parent-style-name="Absatz-Standardschriftart" style:family="text">
      <style:text-properties fo:language="en" fo:country="DE"/>
    </style:style>
    <style:style style:name="T352" style:parent-style-name="Absatz-Standardschriftart" style:family="text">
      <style:text-properties fo:language="en" fo:country="DE"/>
    </style:style>
    <style:style style:name="T353" style:parent-style-name="Absatz-Standardschriftart" style:family="text">
      <style:text-properties fo:language="en" fo:country="DE"/>
    </style:style>
    <style:style style:name="T354" style:parent-style-name="Absatz-Standardschriftart" style:family="text">
      <style:text-properties fo:language="en" fo:country="DE"/>
    </style:style>
    <style:style style:name="T355" style:parent-style-name="Absatz-Standardschriftart" style:family="text">
      <style:text-properties fo:language="en" fo:country="DE"/>
    </style:style>
    <style:style style:name="T356" style:parent-style-name="Absatz-Standardschriftart" style:family="text">
      <style:text-properties fo:language="en" fo:country="DE"/>
    </style:style>
    <style:style style:name="T357" style:parent-style-name="Absatz-Standardschriftart" style:family="text">
      <style:text-properties fo:language="en" fo:country="DE"/>
    </style:style>
    <style:style style:name="T358" style:parent-style-name="Absatz-Standardschriftart" style:family="text">
      <style:text-properties fo:language="en" fo:country="DE"/>
    </style:style>
    <style:style style:name="T359" style:parent-style-name="Absatz-Standardschriftart" style:family="text">
      <style:text-properties fo:language="en" fo:country="DE"/>
    </style:style>
    <style:style style:name="T360" style:parent-style-name="Absatz-Standardschriftart" style:family="text">
      <style:text-properties fo:language="en" fo:country="DE"/>
    </style:style>
    <style:style style:name="T361" style:parent-style-name="Absatz-Standardschriftart" style:family="text">
      <style:text-properties fo:language="en" fo:country="DE"/>
    </style:style>
    <style:style style:name="T362" style:parent-style-name="Absatz-Standardschriftart" style:family="text">
      <style:text-properties fo:language="en" fo:country="DE"/>
    </style:style>
    <style:style style:name="P363" style:parent-style-name="Textbody" style:family="paragraph">
      <style:text-properties fo:language="en" fo:country="DE"/>
    </style:style>
    <style:style style:name="P364" style:parent-style-name="Textbody" style:family="paragraph">
      <style:text-properties fo:font-style="italic" style:font-style-asian="italic" style:font-style-complex="italic" fo:language="de" fo:country="DE"/>
    </style:style>
    <style:style style:name="T365" style:parent-style-name="DefaultParagraphFont" style:family="text">
      <style:text-properties fo:font-style="italic" style:font-style-asian="italic" style:font-style-complex="italic" fo:language="de" fo:country="DE"/>
    </style:style>
    <style:style style:name="P366" style:parent-style-name="Textbody" style:family="paragraph">
      <style:text-properties fo:font-style="italic" style:font-style-asian="italic" style:font-style-complex="italic" fo:language="de" fo:country="DE"/>
    </style:style>
    <style:style style:name="P367"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DE"/>
    </style:style>
    <style:style style:name="P368" style:parent-style-name="Textbody" style:family="paragraph">
      <style:text-properties fo:font-style="italic" style:font-style-asian="italic" style:font-style-complex="italic" fo:language="en" fo:country="DE"/>
    </style:style>
    <style:style style:name="P369" style:parent-style-name="Textbody" style:family="paragraph">
      <style:text-properties fo:font-style="italic" style:font-style-asian="italic" style:font-style-complex="italic" fo:language="en" fo:country="DE"/>
    </style:style>
    <style:style style:name="P370" style:parent-style-name="Textbody" style:family="paragraph">
      <style:text-properties fo:font-style="italic" style:font-style-asian="italic" style:font-style-complex="italic" fo:language="en" fo:country="DE"/>
    </style:style>
    <style:style style:name="P371" style:parent-style-name="Textbody" style:family="paragraph">
      <style:text-properties fo:font-style="italic" style:font-style-asian="italic" style:font-style-complex="italic" fo:language="en" fo:country="DE"/>
    </style:style>
    <style:style style:name="P372" style:parent-style-name="Textbody" style:family="paragraph">
      <style:text-properties fo:font-style="italic" style:font-style-asian="italic" style:font-style-complex="italic" fo:language="en" fo:country="DE"/>
    </style:style>
    <style:style style:name="P373" style:parent-style-name="Textbody" style:family="paragraph">
      <style:text-properties fo:font-style="italic" style:font-style-asian="italic" style:font-style-complex="italic" fo:language="en" fo:country="DE"/>
    </style:style>
    <style:style style:name="P374" style:parent-style-name="Textbody" style:family="paragraph">
      <style:text-properties fo:font-style="italic" style:font-style-asian="italic" style:font-style-complex="italic" fo:language="en" fo:country="DE"/>
    </style:style>
    <style:style style:name="P375" style:parent-style-name="Textbody" style:family="paragraph">
      <style:text-properties fo:font-style="italic" style:font-style-asian="italic" style:font-style-complex="italic" fo:language="en" fo:country="DE"/>
    </style:style>
    <style:style style:name="P376" style:parent-style-name="Textbody" style:family="paragraph">
      <style:text-properties fo:font-style="italic" style:font-style-asian="italic" style:font-style-complex="italic" fo:language="en" fo:country="DE"/>
    </style:style>
    <style:style style:name="P377" style:parent-style-name="Textbody" style:family="paragraph">
      <style:text-properties fo:font-style="italic" style:font-style-asian="italic" style:font-style-complex="italic" fo:language="en" fo:country="DE"/>
    </style:style>
    <style:style style:name="P378" style:parent-style-name="Textbody" style:family="paragraph">
      <style:text-properties fo:font-style="italic" style:font-style-asian="italic" style:font-style-complex="italic" fo:language="en" fo:country="DE"/>
    </style:style>
    <style:style style:name="P379" style:parent-style-name="Textbody" style:family="paragraph">
      <style:text-properties fo:font-style="italic" style:font-style-asian="italic" style:font-style-complex="italic" fo:language="en" fo:country="DE"/>
    </style:style>
    <style:style style:name="P380" style:parent-style-name="Überschrift3" style:family="paragraph">
      <style:text-properties fo:language="de" fo:country="DE"/>
    </style:style>
    <style:style style:name="P381" style:parent-style-name="Textbody" style:family="paragraph">
      <style:text-properties fo:font-style="italic" style:font-style-asian="italic" style:font-style-complex="italic" fo:color="#3465A4" fo:language="de" fo:country="DE"/>
    </style:style>
    <style:style style:name="P382" style:parent-style-name="Textbody" style:family="paragraph">
      <style:text-properties fo:font-style="italic" style:font-style-asian="italic" style:font-style-complex="italic" fo:color="#000000"/>
    </style:style>
    <style:style style:name="P383" style:parent-style-name="Textbody" style:family="paragraph">
      <style:text-properties fo:font-style="italic" style:font-style-asian="italic" style:font-style-complex="italic" fo:color="#000000"/>
    </style:style>
    <style:style style:name="T384" style:parent-style-name="Absatz-Standardschriftart" style:family="text">
      <style:text-properties fo:font-style="italic" style:font-style-asian="italic" style:font-style-complex="italic" fo:color="#000000"/>
    </style:style>
    <style:style style:name="T385" style:parent-style-name="Absatz-Standardschriftart" style:family="text">
      <style:text-properties fo:font-style="italic" style:font-style-asian="italic" style:font-style-complex="italic" fo:color="#000000"/>
    </style:style>
    <style:style style:name="T386" style:parent-style-name="Absatz-Standardschriftart" style:family="text">
      <style:text-properties fo:font-style="italic" style:font-style-asian="italic" style:font-style-complex="italic" fo:color="#000000" fo:language="de" fo:country="DE"/>
    </style:style>
    <style:style style:name="P387" style:parent-style-name="Textbody" style:family="paragraph">
      <style:text-properties fo:font-style="italic" style:font-style-asian="italic" style:font-style-complex="italic" fo:color="#000000"/>
    </style:style>
    <style:style style:name="T388" style:parent-style-name="Absatz-Standardschriftart" style:family="text">
      <style:text-properties fo:font-style="italic" style:font-style-asian="italic" style:font-style-complex="italic" fo:color="#000000"/>
    </style:style>
    <style:style style:name="T389" style:parent-style-name="Absatz-Standardschriftart" style:family="text">
      <style:text-properties fo:font-style="italic" style:font-style-asian="italic" style:font-style-complex="italic" fo:color="#000000"/>
    </style:style>
    <style:style style:name="T390" style:parent-style-name="Absatz-Standardschriftart" style:family="text">
      <style:text-properties fo:font-style="italic" style:font-style-asian="italic" style:font-style-complex="italic" fo:color="#000000"/>
    </style:style>
    <style:style style:name="P391" style:parent-style-name="Textbody" style:family="paragraph">
      <style:text-properties fo:font-style="italic" style:font-style-asian="italic" style:font-style-complex="italic" fo:color="#000000"/>
    </style:style>
    <style:style style:name="P392" style:parent-style-name="Textbody" style:family="paragraph">
      <style:text-properties fo:font-style="italic" style:font-style-asian="italic" style:font-style-complex="italic" fo:color="#000000"/>
    </style:style>
    <style:style style:name="T393" style:parent-style-name="Absatz-Standardschriftart" style:family="text">
      <style:text-properties fo:font-style="italic" style:font-style-asian="italic" style:font-style-complex="italic" fo:color="#000000" fo:language="de" fo:country="DE"/>
    </style:style>
    <style:style style:name="T394" style:parent-style-name="Absatz-Standardschriftart" style:family="text">
      <style:text-properties fo:font-style="italic" style:font-style-asian="italic" style:font-style-complex="italic" fo:color="#000000" fo:language="de" fo:country="DE"/>
    </style:style>
    <style:style style:name="P395" style:parent-style-name="Textbody" style:family="paragraph">
      <style:text-properties fo:font-style="italic" style:font-style-asian="italic" style:font-style-complex="italic" fo:color="#000000"/>
    </style:style>
    <style:style style:name="P396" style:parent-style-name="Textbody" style:family="paragraph">
      <style:text-properties fo:font-style="italic" style:font-style-asian="italic" style:font-style-complex="italic" fo:color="#000000"/>
    </style:style>
    <style:style style:name="T397" style:parent-style-name="Absatz-Standardschriftart" style:family="text">
      <style:text-properties fo:font-style="italic" style:font-style-asian="italic" style:font-style-complex="italic" fo:color="#000000"/>
    </style:style>
    <style:style style:name="T398" style:parent-style-name="Absatz-Standardschriftart" style:family="text">
      <style:text-properties fo:font-style="italic" style:font-style-asian="italic" style:font-style-complex="italic" fo:color="#000000"/>
    </style:style>
    <style:style style:name="T399" style:parent-style-name="Absatz-Standardschriftart" style:family="text">
      <style:text-properties fo:font-style="italic" style:font-style-asian="italic" style:font-style-complex="italic" fo:color="#000000" fo:language="de" fo:country="DE"/>
    </style:style>
    <style:style style:name="P400" style:parent-style-name="Textbody" style:family="paragraph">
      <style:text-properties fo:font-style="italic" style:font-style-asian="italic" style:font-style-complex="italic" fo:color="#000000"/>
    </style:style>
    <style:style style:name="P401" style:parent-style-name="Textbody" style:family="paragraph">
      <style:text-properties fo:language="de" fo:country="DE"/>
    </style:style>
    <style:style style:name="P402" style:parent-style-name="Überschrift1" style:family="paragraph">
      <style:text-properties fo:language="de" fo:country="DE"/>
    </style:style>
    <style:style style:name="T403" style:parent-style-name="Absatz-Standardschriftart" style:family="text">
      <style:text-properties fo:font-style="italic" style:font-style-asian="italic" style:font-style-complex="italic" fo:color="#3465A4" fo:language="de" fo:country="DE"/>
    </style:style>
    <style:style style:name="T40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05" style:parent-style-name="Absatz-Standardschriftart" style:family="text">
      <style:text-properties fo:font-style="italic" style:font-style-asian="italic" style:font-style-complex="italic" fo:color="#3465A4" fo:language="de" fo:country="DE"/>
    </style:style>
    <style:style style:name="T406" style:parent-style-name="DefaultParagraphFont" style:family="text">
      <style:text-properties fo:language="de" fo:country="DE"/>
    </style:style>
    <style:style style:name="T407" style:parent-style-name="DefaultParagraphFont" style:family="text">
      <style:text-properties fo:language="en" fo:country="DE"/>
    </style:style>
    <style:style style:name="T408" style:parent-style-name="DefaultParagraphFont" style:family="text">
      <style:text-properties fo:language="de" fo:country="DE"/>
    </style:style>
    <style:style style:name="P409" style:parent-style-name="NormalWeb" style:list-style-name="LFO4" style:family="paragraph"/>
    <style:style style:name="P410"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11"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12"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1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15" style:parent-style-name="Normal" style:family="paragraph">
      <style:paragraph-properties style:vertical-align="auto" fo:margin-top="0.0694in" fo:margin-bottom="0.0694in"/>
    </style:style>
    <style:style style:name="T416"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17" style:parent-style-name="Textbody" style:family="paragraph">
      <style:text-properties fo:language="en" fo:country="DE"/>
    </style:style>
    <style:style style:name="P418" style:parent-style-name="Überschrift3" style:family="paragraph">
      <style:text-properties fo:language="de" fo:country="DE"/>
    </style:style>
    <style:style style:name="P41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20" style:parent-style-name="Normal" style:family="paragraph">
      <style:paragraph-properties style:vertical-align="auto" fo:margin-top="0.0694in" fo:margin-bottom="0.0694in"/>
    </style:style>
    <style:style style:name="T421"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22"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23"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24"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25"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26" style:parent-style-name="Normal" style:family="paragraph">
      <style:paragraph-properties style:vertical-align="auto" fo:margin-top="0.0694in" fo:margin-bottom="0.0694in"/>
    </style:style>
    <style:style style:name="T427"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28"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29"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30"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31"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432" style:parent-style-name="Normal" style:family="paragraph">
      <style:paragraph-properties style:vertical-align="auto" fo:margin-top="0.0694in" fo:margin-bottom="0.0694in"/>
    </style:style>
    <style:style style:name="T433"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34"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35"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36"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37"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38"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39"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0"><text:span text:style-name="T81">“docker build -t sudoku-image .” (Befehl im Projekordner ausführen – dort wo die Dockerfile liegt)</text:span></text:p>
        </text:list-item>
        <text:list-item>
          <text:p text:style-name="P82"><text:span text:style-name="T83">“docker run -v<text:s/></text:span><text:span text:style-name="T84">/home/user/sudokuSaver</text:span><text:span text:style-name="T85">:/app/src/main/resources/fileStore/ -it sudoku-image”</text:span></text:p>
        </text:list-item>
      </text:list>
      <text:p text:style-name="P86"><text:span text:style-name="T87">Der Pfad</text:span><text:span text:style-name="T88"><text:s/>/home/user/sudokuSaver</text:span><text:span text:style-name="T89"><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0" text:outline-level="3">Technischer Überblick (2P)</text:h>
      <text:p text:style-name="P91">[Nennung und Erläuterung der Technologien (z.B. Java, MySQL, …), jeweils Begründung für den Einsatz der Technologien]</text:p>
      <text:p text:style-name="P9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3"/>
      <text:h text:style-name="Überschrift1" text:outline-level="1"><text:span text:style-name="T94">Kapitel 2: Clean Archite</text:span><text:span text:style-name="T95">cture</text:span><text:span text:style-name="T96"><text:s/>(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7" text:outline-level="4">Positiv-Beispiel 1: Dependency Rule</text:h>
      <text:p text:style-name="Textbody"><text:span text:style-name="T108">In diesem Beispiel greift der UserAdapter auf das User</text:span><text:span text:style-name="T109">modell</text:span><text:span text:style-name="T110"><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1"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2"/>
      <text:p text:style-name="P113"/>
      <text:h text:style-name="Überschrift4" text:outline-level="4"><text:span text:style-name="T11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5" text:outline-level="4"/>
      <text:h text:style-name="P116"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7" text:outline-level="4">Negativ-Beispiel: Dependency Rule</text:h>
      <text:p text:style-name="P118">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19"><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0"/>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4"><text:s/></text:span></text:p>
      <text:h text:style-name="P125" text:outline-level="4">Schicht: Domainschicht</text:h>
      <text:p text:style-name="Textbody"><text:span text:style-name="T126"><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7">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8" text:outline-level="4">Schicht: Adapterschicht</text:h>
      <text:p text:style-name="P129">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0"><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6">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37">e allerdings</text:span><text:s/>keinen anderen Zweck. Das bedeutet, dass Änderungen an der Art und Weise, wie das Sudoku auf der Kommandozeile ausgegeben wird, nur diese Klasse betreffen und keine anderen Teile des Systems beeinflussen.</text:p>
      <text:p text:style-name="P138"/>
      <text:h text:style-name="P139" text:outline-level="4">Positiv-Beispiel 2</text:h>
      <text:p text:style-name="Textbody"><text:span text:style-name="T140">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1"><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2" text:outline-level="4"/>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1"><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2" text:outline-level="3">Analyse OCP (3P)</text:h>
      <text:p text:style-name="P15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4"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5" text:outline-level="4"/>
      <text:h text:style-name="P156" text:outline-level="4">Positiv-Beispiel 2</text:h>
      <text:p text:style-name="Textbody"><text:span text:style-name="T157"><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58" text:outline-level="4"/>
      <text:h text:style-name="P159" text:outline-level="4">Negativ-Beispiel</text:h>
      <text:p text:style-name="Textbody"><text:span text:style-name="T160">Negativ-Beispiel wurde Refactored, da es über die Zeit sehr unübersichtlich wurde.</text:span></text:p>
      <text:p text:style-name="Textbody"><text:span text:style-name="T161">Commitlink:</text:span></text:p>
      <text:p text:style-name="Textbody"><text:span text:style-name="T162"><text:s/></text:span><text:a xlink:href="https://github.com/mohjohfox/cli-sudoku/commit/b471c8596367d025cfe6745a2ea6e905892462f0" office:target-frame-name="_top" xlink:show="replace"><text:span text:style-name="T163">https://github.com/mohjohfox/cli-sudoku/commit/b471c8596367d025cfe6745a2ea6e905892462f0</text:span></text:a></text:p>
      <text:p text:style-name="Textbody"><text:span text:style-name="T164">https://github.com/mohjohfox/cli-sudoku/commit/31c2345060f04dbce07956b5e583cd805a997090<text:s/></text:span></text:p>
      <text:p text:style-name="P165">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6"><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7"><text:s/></text:span></text:p>
      <text:h text:style-name="P168" text:outline-level="3">Analyse [LSP/ISP] (1P)</text:h>
      <text:p text:style-name="Textbody"><text:span text:style-name="T169">[jeweils eine Klasse als positives und negatives Beispiel für entweder LSP<text:s/></text:span><text:span text:style-name="T170">oder</text:span><text:span text:style-name="T171"><text:s/>ISP; <text:s/>jeweils UML und Begründung, warum hier das Prinzip erfüllt/nicht erfüllt wird; beim Negativ-Beispiel UML einer möglichen Lösung hinzufügen]</text:span></text:p>
      <text:p text:style-name="P172">[Anm.: es darf nur ein Prinzip ausgewählt werden; es darf NICHT z.B. ein positives Beispiel für LSP und ein negatives Beispiel für ISP genommen werden]</text:p>
      <text:h text:style-name="P173" text:outline-level="4">Positiv-Beispiel</text:h>
      <text:p text:style-name="Textbody"><text:span text:style-name="T174"><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5"><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6" text:outline-level="4"/>
      <text:h text:style-name="P177" text:outline-level="4">Negativ-Beispiel</text:h>
      <text:p text:style-name="Textbody"><text:span text:style-name="T178">Für die Generierung von Sudokus gibt es unterschiedliche Möglichkeiten. Wir haben</text:span><text:span text:style-name="T179"><text:s/></text:span><text:span text:style-name="T180">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1"><text:s/>beispielsweise</text:span><text:span text:style-name="T182"><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3"><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8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6">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8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8" text:outline-level="3">Analyse [DIP] (1P)</text:h>
      <text:p text:style-name="P189">[jeweils eine Klasse als positives und negatives Beispiel für DIP; <text:s/>jeweils UML und Begründung, warum hier das Prinzip erfüllt/nicht erfüllt wird; beim Negativ-Beispiel UML einer möglichen Lösung hinzufügen]</text:p>
      <text:h text:style-name="P190" text:outline-level="4">Positiv-Beispiel</text:h>
      <text:p text:style-name="Textbody"><text:span text:style-name="T191">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2"/>
      <text:p text:style-name="Textbody"><text:span text:style-name="T19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94" text:outline-level="4">Negativ-Beispiel</text:h>
      <text:p text:style-name="Textbody"><text:span text:style-name="T195"><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6" text:outline-level="1">Kapitel 4: Weitere Prinzipien (8P)</text:h>
      <text:h text:style-name="Überschrift3" text:outline-level="3"><text:span text:style-name="T197">Analyse GRASP: Geringe Kopplung (3P)</text:span><text:span text:style-name="T198"><text:s text:c="2"/></text:span><text:span text:style-name="T199"><text:s text:c="2"/></text:span></text:h>
      <text:p text:style-name="Textbody"><text:span text:style-name="T200">[eine<text:s/></text:span><text:span text:style-name="T201">bis jetzt noch nicht behandelte</text:span><text:span text:style-name="T202"><text:s/>Klasse als positives Beispiel geringer Kopplung; UML mit zusammenspielenden Klassen, Aufgabenbeschreibung der Klasse und Begründung, warum hier eine geringe Kopplung vorliegt]</text:span></text:p>
      <text:h text:style-name="P203" text:outline-level="3">Analyse GRASP: Polymorphismus (1,5P) <text:s/></text:h>
      <text:p text:style-name="P204">[eine Klasse als positives Beispiel entweder von Polymorphismus oder von Pure Fabrication; UML Diagramm und Begründung, warum es hier zum Einsatz kommt]</text:p>
      <text:h text:style-name="Überschrift3" text:outline-level="3">Analyse GRASP: Pure Fabrication (1,5P) <text:s/></text:h>
      <text:p text:style-name="P205">[eine Klasse als positives Beispiel entweder von Polymorphismus oder von Pure Fabrication; UML Diagramm und Begründung, warum es hier zum Einsatz kommt]</text:p>
      <text:h text:style-name="P206" text:outline-level="3">DRY (2P)</text:h>
      <text:p text:style-name="P207">[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8">Unit Tests</text:span><text:s/>(8P)</text:h>
      <text:h text:style-name="Überschrift3" text:outline-level="3">10 Unit Tests (2P)</text:h>
      <text:p text:style-name="P209">[Nennung von 10 Unit-Tests und Beschreibung, was getestet wird]</text:p>
      <table:table table:style-name="Table210">
        <table:table-columns>
          <table:table-column table:style-name="TableColumn211"/>
          <table:table-column table:style-name="TableColumn212"/>
        </table:table-columns>
        <table:table-row table:style-name="TableRow213">
          <table:table-cell table:style-name="TableCell214">
            <text:p text:style-name="TableContents">Unit Test</text:p>
          </table:table-cell>
          <table:table-cell table:style-name="TableCell215">
            <text:p text:style-name="TableContents">Beschreibung</text:p>
          </table:table-cell>
        </table:table-row>
        <table:table-row table:style-name="TableRow216">
          <table:table-cell table:style-name="TableCell217">
            <text:p text:style-name="P218">Klasse#Methode</text:p>
          </table:table-cell>
          <table:table-cell table:style-name="TableCell219">
            <text:p text:style-name="TableContents"/>
          </table:table-cell>
        </table:table-row>
        <table:table-row table:style-name="TableRow220">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row table:style-name="TableRow238">
          <table:table-cell table:style-name="TableCell239">
            <text:p text:style-name="TableContents"/>
          </table:table-cell>
          <table:table-cell table:style-name="TableCell240">
            <text:p text:style-name="TableContents"/>
          </table:table-cell>
        </table:table-row>
        <table:table-row table:style-name="TableRow241">
          <table:table-cell table:style-name="TableCell242">
            <text:p text:style-name="TableContents"/>
          </table:table-cell>
          <table:table-cell table:style-name="TableCell243">
            <text:p text:style-name="TableContents"/>
          </table:table-cell>
        </table:table-row>
        <table:table-row table:style-name="TableRow244">
          <table:table-cell table:style-name="TableCell245">
            <text:p text:style-name="TableContents"/>
          </table:table-cell>
          <table:table-cell table:style-name="TableCell246">
            <text:p text:style-name="TableContents"/>
          </table:table-cell>
        </table:table-row>
      </table:table>
      <text:p text:style-name="P247"/>
      <text:h text:style-name="Überschrift3" text:outline-level="3">ATRIP: Automatic (1P)</text:h>
      <text:p text:style-name="P248">[Begründung/Erläuterung, wie ‘Automatic’ realisiert wurde]</text:p>
      <text:h text:style-name="P249" text:outline-level="3">ATRIP: Thorough (1P)</text:h>
      <text:p text:style-name="P250">[Code Coverage im Projekt analysieren und begründen]</text:p>
      <text:h text:style-name="P251" text:outline-level="3">ATRIP: Professional (1P)</text:h>
      <text:p text:style-name="P252">[1 positves Beispiel zu ‘Professional’; Code-Beispiel, Analyse und Begründung, was professionell ist]</text:p>
      <text:h text:style-name="P253" text:outline-level="3">Fakes und Mocks (3P)</text:h>
      <text:p text:style-name="Textbody"><text:span text:style-name="T254">[Analyse und Begründung des Einsatzes von 2 Fake/Mock-Objekten (die Fake/Mocks sind<text:s/></text:span><text:span text:style-name="T255">ohne</text:span><text:span text:style-name="T256"><text:s/>Dritthersteller-Bibliothek/Framework zu implementieren); zusätzlich jeweils UML Diagramm mit Beziehungen zwischen Mock, zu mockender Klasse und Aufrufer des Mocks]</text:span></text:p>
      <text:p text:style-name="P257"/>
      <text:h text:style-name="Überschrift1" text:outline-level="1">Kapitel 6: Domain Driven Design (8P)</text:h>
      <text:h text:style-name="Überschrift3" text:outline-level="3">Ubiquitous Language (2P)</text:h>
      <text:p text:style-name="P258">[4 Beispiele für die Ubiquitous Language; jeweils Bezeichung, Bedeutung und kurze Begründung, warum es zur Ubiquitous Language gehört]</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Bezeichung</text:p>
          </table:table-cell>
          <table:table-cell table:style-name="TableCell266">
            <text:p text:style-name="P267">Bedeutung</text:p>
          </table:table-cell>
          <table:table-cell table:style-name="TableCell268">
            <text:p text:style-name="P269">Begründung</text:p>
          </table:table-cell>
        </table:table-row>
        <table:table-row table:style-name="TableRow270">
          <table:table-cell table:style-name="TableCell271">
            <text:p text:style-name="TableContents">Spielfeld</text:p>
          </table:table-cell>
          <table:table-cell table:style-name="TableCell272">
            <text:p text:style-name="P273">Zweidimensionales Array mit Werten. Beide Dimensionen sind gleich groß.</text:p>
          </table:table-cell>
          <table:table-cell table:style-name="TableCell274">
            <text:p text:style-name="P275">Ein (Sudoku) Spielfeld hat im klassischen Sinne die Größe 9*9. In der vorliegenden Definition wird die Größe jedoch nicht beschränkt, da auch 4*4 und 16*16 Sudokus im Programm vorkommen.</text:p>
          </table:table-cell>
        </table:table-row>
        <table:table-row table:style-name="TableRow276">
          <table:table-cell table:style-name="TableCell277">
            <text:p text:style-name="TableContents">Output</text:p>
          </table:table-cell>
          <table:table-cell table:style-name="TableCell278">
            <text:p text:style-name="P279">Textuelle Ausgabe von<text:s/><text:soft-page-break/>Nutzeranweisungen oder de, Spielfeld in die Konsole.</text:p>
          </table:table-cell>
          <table:table-cell table:style-name="TableCell280">
            <text:p text:style-name="P281">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2">
          <table:table-cell table:style-name="TableCell283">
            <text:p text:style-name="TableContents">Setting</text:p>
          </table:table-cell>
          <table:table-cell table:style-name="TableCell284">
            <text:p text:style-name="P285">Informationen, mit welchen Hilfsaktionen ein Sudoku gelöst werden kann.</text:p>
          </table:table-cell>
          <table:table-cell table:style-name="TableCell286">
            <text:p text:style-name="P287">Setting kann in verschiedenen Spielkontexten unterschiedliche Dinge bedeuten. In unserem Fall geht es nur um aktive Tipps.</text:p>
          </table:table-cell>
        </table:table-row>
        <table:table-row table:style-name="TableRow288">
          <table:table-cell table:style-name="TableCell289">
            <text:p text:style-name="TableContents">Menu</text:p>
          </table:table-cell>
          <table:table-cell table:style-name="TableCell290">
            <text:p text:style-name="P291">Dialog, der es den Anwender:innen ermöglicht zwischen verschiedenen Optionen auszuwählen.</text:p>
          </table:table-cell>
          <table:table-cell table:style-name="TableCell292">
            <text:p text:style-name="P293">Menu ist ein doppeldeutiger Begriff der zum einen sich auf Essen oder auf den hier vorliegenden Fall beziehen kann. Daher ist die Klärung der Definition sinnvoll.</text:p>
          </table:table-cell>
        </table:table-row>
      </table:table>
      <text:p text:style-name="P294"/>
      <text:h text:style-name="Überschrift3" text:outline-level="3">Repositories (1,5P)</text:h>
      <text:p text:style-name="P295">[UML, Beschreibung und Begründung des Einsatzes eines Repositories; falls kein Repository vorhanden: ausführliche Begründung, warum es keines geben kann/hier nicht sinnvoll ist – NICHT, warum es nicht implementiert wurde]</text:p>
      <text:p text:style-name="Textbody"><text:span text:style-name="T296"><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8"><text:s/></text:span></text:p>
      <text:h text:style-name="P299" text:outline-level="3">Aggregates (1,5P)</text:h>
      <text:p text:style-name="P300">[UML, Beschreibung und Begründung des Einsatzes eines Aggregates; falls kein Aggregate vorhanden: ausführliche Begründung, warum es keines geben kann/hier nicht sinnvoll ist– NICHT, warum es nicht implementiert wurde]</text:p>
      <text:p text:style-name="P30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2"/>
      <text:p text:style-name="Textbody"><text:span text:style-name="T303"><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04"><text:s text:c="2"/></text:span></text:p>
      <text:h text:style-name="P305" text:outline-level="3">Entities (1,5P)</text:h>
      <text:p text:style-name="Textbody"><text:span text:style-name="T306">[UML, Beschreibung und Begründung des Einsatzes einer Entity; falls keine Entity vorhanden: ausführliche Begründung, warum es keine geben kann/hier nicht sinnvoll ist– NICHT, warum es nicht implementiert wurde]</text:span></text:p>
      <text:p text:style-name="Textbody"><text:span text:style-name="T307"><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9"/>
      <text:h text:style-name="P310" text:outline-level="3">Value Objects (1,5P)</text:h>
      <text:p text:style-name="P311">[UML, Beschreibung und Begründung des Einsatzes eines Value Objects; falls kein Value Object vorhanden: ausführliche Begründung, warum es keines geben kann/hier nicht sinnvoll ist– NICHT, warum es nicht implementiert wurde]</text:p>
      <text:p text:style-name="Textbody"><text:span text:style-name="T312"><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1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14"><text:s/></text:span></text:p>
      <text:h text:style-name="P315" text:outline-level="1">Kapitel 7: Refactoring (8P)</text:h>
      <text:h text:style-name="P316" text:outline-level="3">Code Smells (2P)</text:h>
      <text:p text:style-name="Textbody"><text:span text:style-name="T317">[jeweils 1 Code-Beispiel zu 3 unterschiedlichen Code Smells aus der Vorlesung; jeweils Code-Beispiel und einen möglichen Lösungsweg bzw. den genommen Lösungsweg beschreiben (inkl.</text:span><text:span text:style-name="T318"><text:s/></text:span><text:span text:style-name="T319">(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text:span text:style-name="T320"><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text:span text:style-name="T32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soft-page-break/>
      <text:p text:style-name="Textbody"><text:span text:style-name="T322"><draw:frame draw:style-name="a21" draw:name="Picture 1" text:anchor-type="as-char" svg:x="0in" svg:y="0in" svg:width="6.925in" svg:height="6.34653in" style:rel-width="scale" style:rel-height="scale"><draw:image xlink:href="media/image20.png" xlink:type="simple" xlink:show="embed" xlink:actuate="onLoad"/><svg:title/><svg:desc>A screenshot of a computer code

Description automatically generated with medium confidence</svg:desc></draw:frame></text:span></text:p>
      <text:soft-page-break/>
      <text:p text:style-name="Textbody"><text:span text:style-name="T323"><draw:frame draw:style-name="a22" draw:name="Picture 1" text:anchor-type="as-char" svg:x="0in" svg:y="0in" svg:width="6.06335in" svg:height="8.12613in" style:rel-width="scale" style:rel-height="scale"><draw:image xlink:href="media/image21.png" xlink:type="simple" xlink:show="embed" xlink:actuate="onLoad"/><svg:title/><svg:desc>A screenshot of a computer program

Description automatically generated with medium confidence</svg:desc></draw:frame></text:span></text:p>
      <text:p text:style-name="Textbody"><text:span text:style-name="T324">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soft-page-break/>
      <text:p text:style-name="Textbody"><text:span text:style-name="T325">Pseudocode</text:span><text:span text:style-name="T326"><text:s/>für Lösung</text:span><text:span text:style-name="T327">:</text:span></text:p>
      <text:p text:style-name="Textbody">public SudokuGeneratorBacktracking extends SudokuGenerator {</text:p>
      <text:p text:style-name="Textbody"><text:tab/>Sudoku generateSudoku() {</text:p>
      <text:p text:style-name="Textbody"><text:tab/><text:tab/><text:span text:style-name="T328">...</text:span></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span text:style-name="T329">...</text:span></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P330">abstract class<text:s/>SudokuGenerator {</text:p>
      <text:p text:style-name="P331"><text:tab/>abstract Sudoku generateSudoku();</text:p>
      <text:p text:style-name="P332"><text:tab/></text:p>
      <text:p text:style-name="P333"><text:tab/>public SudokuArray getGameFields(Sudoku sudoku) {</text:p>
      <text:p text:style-name="P334"><text:tab/>...</text:p>
      <text:p text:style-name="P335"><text:tab/>return gameField</text:p>
      <text:p text:style-name="P336">}</text:p>
      <text:p text:style-name="P337">}</text:p>
      <text:p text:style-name="P338"/>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draw:frame draw:z-index="8" draw:style-name="a23" draw:name="Image9" text:anchor-type="paragraph" svg:x="0in" svg:y="0in" svg:width="6.9252in" svg:height="1.828in" style:rel-width="scale" style:rel-height="scale"><draw:image xlink:href="media/image22.png" xlink:type="simple" xlink:show="embed" xlink:actuate="onLoad"/><svg:title/><svg:desc/></draw:frame><text:span text:style-name="T339">Für die Generierung eines Sudokus durch Transformation gab es die Klasse SudokuTransformator. Diese hat einige Funktionen für die Transformation beinhaltet. Dadurch wurde die Klasse der groß.<text:s/></text:span></text:p>
      <text:soft-page-break/>
      <text:p text:style-name="Textbody"><text:span text:style-name="T340"><draw:frame draw:style-name="a24" draw:name="Picture 1" text:anchor-type="as-char" svg:x="0in" svg:y="0in" svg:width="5.69871in" svg:height="9.00126in" style:rel-width="scale" style:rel-height="scale"><draw:image xlink:href="media/image23.png" xlink:type="simple" xlink:show="embed" xlink:actuate="onLoad"/><svg:title/><svg:desc>A screenshot of a computer program

Description automatically generated with medium confidence</svg:desc></draw:frame></text:span></text:p>
      <text:soft-page-break/>
      <text:p text:style-name="Textbody"><text:span text:style-name="T341">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p text:style-name="Textbody"/>
      <text:p text:style-name="Textbody"><text:span text:style-name="T342">Pseudocode für Lösung:</text:span></text:p>
      <text:p text:style-name="Textbody"><text:span text:style-name="T343">public class SudokuGeneratorTransformation {</text:span></text:p>
      <text:p text:style-name="Textbody"><text:span text:style-name="T344"><text:tab/>public Sudoku generateSudoku(Difficulty dif) {</text:span></text:p>
      <text:p text:style-name="Textbody"><text:span text:style-name="T345"><text:tab/></text:span><text:span text:style-name="T346"><text:tab/>....</text:span></text:p>
      <text:p text:style-name="P347"><text:span text:style-name="T348">}</text:span></text:p>
      <text:p text:style-name="Textbody"><text:span text:style-name="T349">}</text:span></text:p>
      <text:p text:style-name="Textbody"/>
      <text:p text:style-name="Textbody"><text:span text:style-name="T350">p</text:span><text:span text:style-name="T351">ublic class FieldsRemover {</text:span></text:p>
      <text:p text:style-name="Textbody"><text:span text:style-name="T352"><text:tab/>public removeFields(</text:span><text:span text:style-name="T353">Sudoku sudoku, Difficulty dif)</text:span></text:p>
      <text:p text:style-name="Textbody"><text:span text:style-name="T354"><text:tab/>removeNumberOfCells()</text:span></text:p>
      <text:p text:style-name="Textbody"><text:span text:style-name="T355">}</text:span></text:p>
      <text:p text:style-name="Textbody"/>
      <text:p text:style-name="Textbody"><text:span text:style-name="T356">p</text:span><text:span text:style-name="T357">ublic class SudokuTransformator {</text:span></text:p>
      <text:p text:style-name="Textbody"><text:span text:style-name="T358"><text:tab/>transform(Sudoku sudoku)</text:span></text:p>
      <text:p text:style-name="Textbody"><text:span text:style-name="T359"><text:tab/>mirrorVertiacl()</text:span></text:p>
      <text:p text:style-name="Textbody"><text:span text:style-name="T360"><text:tab/>exchangeCols()</text:span></text:p>
      <text:p text:style-name="Textbody"><text:span text:style-name="T361"><text:tab/>exchangeBlockRows()</text:span></text:p>
      <text:p text:style-name="Textbody"><text:span text:style-name="T362">}</text:span></text:p>
      <text:p text:style-name="P363"/>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soft-page-break/>
      <text:p text:style-name="Textbody"><draw:frame draw:z-index="6" draw:style-name="a25" draw:name="Image7" text:anchor-type="paragraph" svg:x="0in" svg:y="0in" svg:width="6.9252in" svg:height="1.702in" style:rel-width="scale" style:rel-height="scale"><draw:image xlink:href="media/image24.png" xlink:type="simple" xlink:show="embed" xlink:actuate="onLoad"/><svg:title/><svg:desc/></draw:frame></text:p>
      <text:p text:style-name="P364">Die Methode userInputDialog() kümmert sich um den Spieldialog während eines Spiels. Anfangs war sämtliche Logik in dieser Methode involviert.<text:s/></text:p>
      <text:soft-page-break/>
      <text:p text:style-name="Textbody"><text:span text:style-name="T365"><draw:frame draw:style-name="a26" draw:name="Picture 1" text:anchor-type="as-char" svg:x="0in" svg:y="0in" svg:width="6.925in" svg:height="9.24306in" style:rel-width="scale" style:rel-height="scale"><draw:image xlink:href="media/image25.png" xlink:type="simple" xlink:show="embed" xlink:actuate="onLoad"/><svg:title/><svg:desc>A screenshot of a computer program

Description automatically generated with medium confidence</svg:desc></draw:frame></text:span></text:p>
      <text:soft-page-break/>
      <text:p text:style-name="P366">Die einzelnen Überprüfungen wurden dann in einzelne Methoden ausgelagert. Dadurch ist eine einfachere Anpassung und vor allem übersichtlichere Darstellung vorhanden.</text:p>
      <text:p text:style-name="P367">Pseudocode für Lösung:</text:p>
      <text:p text:style-name="P368">private Boolean userInputDialog(){</text:p>
      <text:p text:style-name="P369"><text:tab/>getCorrectValue()</text:p>
      <text:p text:style-name="P370"><text:tab/>getRowFromSplitInput()</text:p>
      <text:p text:style-name="P371"><text:tab/>getColFromSplitInput()</text:p>
      <text:p text:style-name="P372">}</text:p>
      <text:p text:style-name="P373">private int getCorrectValue(String fieldInput)</text:p>
      <text:p text:style-name="P374">private int[] splitControleInputInteger(String input)</text:p>
      <text:p text:style-name="P375">private int getRowFromSplitInput(int[] splitInput)</text:p>
      <text:p text:style-name="P376">private int getColFromSplitInput(int[] splitInput)</text:p>
      <text:p text:style-name="P377">private Boolean areHintsActivated()</text:p>
      <text:p text:style-name="P378">private Boolean isValueHint(String input)</text:p>
      <text:p text:style-name="P379">....</text:p>
      <text:h text:style-name="P380" text:outline-level="3">3 Refactorings (6P)</text:h>
      <text:p text:style-name="P381">[3 unterschiedliche Refactorings aus der Vorlesung anwenden, begründen, sowie UML vorher/nachher liefern; jeweils auf die Commits verweisen]</text:p>
      <text:p text:style-name="P382">1. Extract Method</text:p>
      <text:p text:style-name="P383">Commits:</text:p>
      <text:p text:style-name="Textbody"><text:span text:style-name="T384">https://github.com/mohjohfox/cli-sudoku/commit/e359a100d94f71ccd615d0bbdcba66936b10a89f<text:s/></text:span><text:a xlink:href="https://github.com/mohjohfox/cli-sudoku/commit/4738147c9426e0db1e6ef323c63690bb3d34c8d8" office:target-frame-name="_top" xlink:show="replace"><text:span text:style-name="T385">https://github.com/mohjohfox/cli-sudoku/commit/4738147c9426e0db1e6ef323c63690bb3d34c8d8</text:span></text:a></text:p>
      <text:p text:style-name="Textbody"><text:span text:style-name="T386">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87">2. Rename Method</text:p>
      <text:p text:style-name="Textbody"><text:span text:style-name="T388">Commit:</text:span></text:p>
      <text:p text:style-name="Textbody"><text:span text:style-name="T389"><text:s/></text:span><text:a xlink:href="https://github.com/mohjohfox/cli-sudoku/commit/c1a1c020983c141d73346a8bbd2f2940f61e2819" office:target-frame-name="_top" xlink:show="replace"><text:span text:style-name="T390">https://github.com/mohjohfox/cli-sudoku/commit/c1a1c020983c141d73346a8bbd2f2940f61e2819</text:span></text:a></text:p>
      <text:p text:style-name="P391"/>
      <text:p text:style-name="P392"/>
      <text:soft-page-break/>
      <text:p text:style-name="Textbody"><text:span text:style-name="T393"><draw:frame draw:z-index="5" draw:style-name="a27" draw:name="Image6" text:anchor-type="paragraph" svg:x="0.1866in" svg:y="-0.0937in" svg:width="6.5516in" svg:height="1.789in" style:rel-width="scale" style:rel-height="scale"><draw:image xlink:href="media/image26.png" xlink:type="simple" xlink:show="embed" xlink:actuate="onLoad"/><svg:title/><svg:desc/></draw:frame></text:span><text:span text:style-name="T394">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95">3. Replace Temp with Query</text:p>
      <text:p text:style-name="P396">Commit:</text:p>
      <text:p text:style-name="Textbody"><text:a xlink:href="https://github.com/mohjohfox/cli-sudoku/commit/7c5748a5c3a075f9ba7ae67c101a72c45ca0b346" office:target-frame-name="_top" xlink:show="replace"><text:span text:style-name="T397">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98">https://github.com/mohjohfox/cli-sudoku/commit/85b236f90bbbc50a47aa926c810e7be4a170c043</text:span></text:a></text:p>
      <text:p text:style-name="Textbody"><text:span text:style-name="T399"><draw:frame draw:z-index="9" draw:style-name="a28" draw:name="Image10" text:anchor-type="paragraph" svg:x="0in" svg:y="0in" svg:width="2.8228in" svg:height="0.8752in" style:rel-width="scale" style:rel-height="scale"><draw:image xlink:href="media/image27.png" xlink:type="simple" xlink:show="embed" xlink:actuate="onLoad"/><svg:title/><svg:desc/></draw:frame></text:span></text:p>
      <text:p text:style-name="P400"/>
      <text:p text:style-name="Textbody"/>
      <text:p text:style-name="P401">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02" text:outline-level="1">Kapitel 8: Entwurfsmuster (8P)</text:h>
      <text:p text:style-name="Textbody"><text:span text:style-name="T403">[2 unterschiedliche Entwurfsmuster aus der Vorlesung (oder<text:s/></text:span><text:span text:style-name="T404">nach Absprache</text:span><text:span text:style-name="T405"><text:s/>auch andere) jeweils sinnvoll einsetzen, begründen und UML-Diagramm]</text:span></text:p>
      <text:h text:style-name="Überschrift3" text:outline-level="3"><text:span text:style-name="T406">Entwurfsmuster: [</text:span><text:span text:style-name="T407">Builder</text:span><text:span text:style-name="T408">] (4P)</text:span></text:h>
      <text:p text:style-name="NormalWeb">Für das Erstellen eines Sudokuobjekts wird das Builder-Pattern genutzt. Nachfolgend sind die Beweggründe aufgezeigt:<text:s/></text:p>
      <text:p text:style-name="NormalWeb"/>
      <text:list text:style-name="LFO4" text:continue-numbering="true">
        <text:list-item>
          <text:p text:style-name="P409">Er vereinfacht die Erstellung von Sudoku-Objekten mit optionalen Parametern: Die Sudoku-Klasse hat mehrere Konstruktoren mit unterschiedlichen Parametern, wodurch die Erstellung von Sudoku-Objekten etwas umständlich werden kann, insbesondere wenn einige Parameter<text:s/><text:soft-page-break/>optional sind. Mit einem Builder können Sie die gewünschten Parameter einfach und flexibel festlegen, ohne den Aufruf eines spezifischen Konstruktors zu verwenden.</text:p>
        </text:list-item>
        <text:list-item>
          <text:p text:style-name="P410">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11">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12">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13">Insgesamt verbessert der Einsatz eines Builders die Flexibilität, Lesbarkeit und Wartbarkeit des Codes, insbesondere wenn Sie mit einer Klasse arbeiten, die mehrere Konfigurationsparameter hat und deren Erstellung komplex sein kann.</text:p>
      <text:p text:style-name="P414"/>
      <text:soft-page-break/>
      <text:p text:style-name="P415"><text:span text:style-name="T416"><draw:frame draw:style-name="a29" draw:name="Picture 1" text:anchor-type="as-char" svg:x="0in" svg:y="0in" svg:width="6.925in" svg:height="6.10972in" style:rel-width="scale" style:rel-height="scale"><draw:image xlink:href="media/image28.png" xlink:type="simple" xlink:show="embed" xlink:actuate="onLoad"/><svg:title/><svg:desc>A screenshot of a computer

Description automatically generated</svg:desc></draw:frame></text:span></text:p>
      <text:p text:style-name="P417"/>
      <text:h text:style-name="P418" text:outline-level="3">Entwurfsmuster: [Singelton] (4P)</text:h>
      <text:p text:style-name="P419">Die Klasse DependencyFactory ist als Singelton implementiert, da Sie eine Art Dependency Injection-Framework implementiert.</text:p>
      <text:p text:style-name="P420"><text:span text:style-name="T421">Das Singleton-Entwurfsmuster gewährleistet, dass nur eine einzige Instanz der Klasse<text:s/></text:span><text:span text:style-name="T422">DependencyFactory</text:span><text:span text:style-name="T423"><text:s/>existiert und bietet einen globalen Zugriffspunkt auf diese Instanz über die statische Methode<text:s/></text:span><text:span text:style-name="T424">getInstance()</text:span><text:span text:style-name="T425">.</text:span></text:p>
      <text:p text:style-name="P426"><text:span text:style-name="T427">Durch die Verwendung des Singleton-Entwurfsmusters können Sie sicherstellen, dass es nur eine einzige Instanz der<text:s/></text:span><text:span text:style-name="T428">DependencyFactory</text:span><text:span text:style-name="T429"><text:s/>gibt, um eine konsistente Verwaltung der Abhängigkeiten zu gewährleisten. Jeder Aufruf von<text:s/></text:span><text:span text:style-name="T430">getInstance()</text:span><text:span text:style-name="T431"><text:s/>gibt die gleiche Instanz zurück.</text:span></text:p>
      <text:p text:style-name="P432"><text:span text:style-name="T433">Die<text:s/></text:span><text:span text:style-name="T434">DependencyFactory</text:span><text:span text:style-name="T435"><text:s/>ermöglicht das Registrieren von Abhängigkeiten über die Methode<text:s/></text:span><text:span text:style-name="T436">registerDependency()</text:span><text:span text:style-name="T437"><text:s/>und das Abrufen von Abhängigkeiten über die Methode<text:s/></text:span><text:span text:style-name="T438">getDependency()</text:span><text:span text:style-name="T439">. Damit können Sie Objekte verschiedener Klassen registrieren und abrufen, indem Sie den gewünschten Typ angeben.</text:span></text:p>
      <text:soft-page-break/>
      <text:p text:style-name="Textbody"><draw:frame draw:style-name="a30" draw:name="Picture 1" text:anchor-type="as-char" svg:x="0in" svg:y="0in" svg:width="4.29167in" svg:height="1.79167in" style:rel-width="scale" style:rel-height="scale"><draw:image xlink:href="media/image2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lob-code-inner" style:display-name="blob-code-inner" style:family="text" style:parent-style-name="DefaultParagraphFont"/>
    <style:style style:name="pl-k" style:display-name="pl-k" style:family="text" style:parent-style-name="DefaultParagraphFont"/>
    <style:style style:name="pl-smi" style:display-name="pl-smi" style:family="text" style:parent-style-name="DefaultParagraphFont"/>
    <style:style style:name="pl-en" style:display-name="pl-en" style:family="text" style:parent-style-name="DefaultParagraphFont"/>
    <style:style style:name="pl-s1" style:display-name="pl-s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8:40:00Z</dc:date>
    <meta:template xlink:href="Normal" xlink:type="simple"/>
    <meta:editing-cycles>330</meta:editing-cycles>
    <meta:editing-duration>PT20640S</meta:editing-duration>
    <meta:document-statistic meta:page-count="34" meta:paragraph-count="88" meta:word-count="6629" meta:character-count="44332" meta:row-count="314" meta:non-whitespace-character-count="37791"/>
  </office:meta>
</office:document-meta>
</file>